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4" svg:font-family="'Liberation Serif'" style:font-family-generic="roman"/>
    <style:font-face style:name="Liberation Serif3" svg:font-family="'Liberation Serif'" style:font-adornments="Regular" style:font-family-generic="roman"/>
    <style:font-face style:name="Liberation Serif2" svg:font-family="'Liberation Serif'" style:font-adornments="标准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标准" style:font-family-generic="roman" style:font-pitch="variable"/>
    <style:font-face style:name="Noto Sans CJK SC Regular1" svg:font-family="'Noto Sans CJK SC Regular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5.7cm"/>
    </style:style>
    <style:style style:name="gr2" style:family="graphic" style:parent-style-name="standard">
      <style:graphic-properties draw:stroke="dash" draw:stroke-dash="Fine_20_Dashed" svg:stroke-color="#000000" draw:marker-start="" draw:marker-end="" draw:fill-color="#ffffff" draw:textarea-vertical-align="middle"/>
    </style:style>
    <style:style style:name="gr3" style:family="graphic" style:parent-style-name="standard">
      <style:graphic-properties draw:stroke="dash" draw:stroke-dash="Fine_20_Dashed" svg:stroke-color="#000000" draw:fill-color="#ffffff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0.6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0.7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0.8cm"/>
    </style:style>
    <style:style style:name="gr7" style:family="graphic" style:parent-style-name="standard">
      <style:graphic-properties svg:stroke-color="#000000" draw:fill-color="#ffffff" draw:textarea-vertical-align="middle"/>
    </style:style>
    <style:style style:name="gr8" style:family="graphic" style:parent-style-name="standard">
      <style:graphic-properties svg:stroke-color="#000000" draw:marker-end="Triangle_20_unfilled" draw:fill-color="#ffffff" draw:textarea-vertical-align="middl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0.9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2.5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9.051cm" fo:min-width="13.001cm" fo:wrap-option="no-wrap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5.2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4.7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509cm" fo:min-width="0.258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509cm" fo:min-width="0.259cm"/>
    </style:style>
    <style:style style:name="gr16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528cm" fo:min-width="0.278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47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6.5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9pt" style:font-size-asian="9pt" style:font-size-complex="9pt"/>
    </style:style>
    <style:style style:name="P6" style:family="paragraph">
      <loext:graphic-properties draw:fill="none" draw:fill-color="#ffffff"/>
      <style:paragraph-properties fo:text-align="center"/>
      <style:text-properties fo:font-size="7.5pt" style:font-size-asian="7.5pt" style:font-size-complex="7.5pt"/>
    </style:style>
    <style:style style:name="P7" style:family="paragraph">
      <loext:graphic-properties draw:fill="none"/>
      <style:paragraph-properties fo:text-align="center"/>
      <style:text-properties fo:font-size="7.5pt" style:font-size-asian="7.5pt" style:font-size-complex="7.5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T1" style:family="text">
      <style:text-properties fo:font-size="6.5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style:text-position="-33% 58%" fo:font-size="9pt" style:font-size-asian="9pt" style:font-size-complex="9pt"/>
    </style:style>
    <style:style style:name="T4" style:family="text">
      <style:text-properties style:font-name="Liberation Serif3" fo:font-size="9pt" fo:font-weight="bold" style:font-name-asian="Liberation Serif3" style:font-size-asian="9pt" style:font-weight-asian="bold" style:font-name-complex="Liberation Serif3" style:font-size-complex="9pt" style:font-weight-complex="bold"/>
    </style:style>
    <style:style style:name="T5" style:family="text">
      <style:text-properties style:font-name="Liberation Serif3" fo:font-size="9pt" fo:font-style="normal" fo:font-weight="normal" style:font-name-asian="Liberation Serif3" style:font-size-asian="9pt" style:font-style-asian="normal" style:font-weight-asian="normal" style:font-name-complex="Liberation Serif3" style:font-size-complex="9pt" style:font-style-complex="normal" style:font-weight-complex="normal"/>
    </style:style>
    <style:style style:name="T6" style:family="text">
      <style:text-properties style:text-position="-33% 58%" style:font-name="Liberation Serif3" fo:font-size="9pt" fo:font-style="normal" fo:font-weight="normal" style:font-name-asian="Liberation Serif3" style:font-size-asian="9pt" style:font-style-asian="normal" style:font-weight-asian="normal" style:font-name-complex="Liberation Serif3" style:font-size-complex="9pt" style:font-style-complex="normal" style:font-weight-complex="normal"/>
    </style:style>
    <style:style style:name="T7" style:family="text">
      <style:text-properties style:text-position="0% 100%" style:font-name="Liberation Serif3" fo:font-size="9pt" fo:font-style="normal" fo:font-weight="normal" style:font-name-asian="Liberation Serif3" style:font-size-asian="9pt" style:font-style-asian="normal" style:font-weight-asian="normal" style:font-name-complex="Liberation Serif3" style:font-size-complex="9pt" style:font-style-complex="normal" style:font-weight-complex="normal"/>
    </style:style>
    <style:style style:name="T8" style:family="text">
      <style:text-properties style:font-name="Liberation Serif3" fo:font-size="9pt" fo:font-style="normal" fo:font-weight="bold" style:font-name-asian="Liberation Serif3" style:font-size-asian="9pt" style:font-style-asian="normal" style:font-weight-asian="bold" style:font-name-complex="Liberation Serif3" style:font-size-complex="9pt" style:font-style-complex="normal" style:font-weight-complex="bold"/>
    </style:style>
    <style:style style:name="T9" style:family="text">
      <style:text-properties style:font-name="Liberation Serif1" fo:font-size="9pt" style:font-name-asian="Liberation Serif3" style:font-size-asian="9pt" style:font-name-complex="Liberation Serif3" style:font-size-complex="9pt"/>
    </style:style>
    <style:style style:name="T10" style:family="text">
      <style:text-properties style:font-name="Liberation Serif1" fo:font-size="9pt" fo:font-style="italic" fo:font-weight="bold" style:font-name-asian="Liberation Serif3" style:font-size-asian="9pt" style:font-style-asian="italic" style:font-weight-asian="bold" style:font-name-complex="Liberation Serif3" style:font-size-complex="9pt" style:font-style-complex="italic" style:font-weight-complex="bold"/>
    </style:style>
    <style:style style:name="T11" style:family="text">
      <style:text-properties style:text-position="-33% 58%" style:font-name="Liberation Serif1" fo:font-size="9pt" style:font-name-asian="Liberation Serif3" style:font-size-asian="9pt" style:font-name-complex="Liberation Serif3" style:font-size-complex="9pt"/>
    </style:style>
    <style:style style:name="T12" style:family="text">
      <style:text-properties style:font-name="Liberation Serif3" fo:font-size="9pt" fo:font-style="italic" fo:font-weight="bold" style:font-name-asian="Liberation Serif3" style:font-size-asian="9pt" style:font-style-asian="italic" style:font-weight-asian="bold" style:font-name-complex="Liberation Serif3" style:font-size-complex="9pt" style:font-style-complex="italic" style:font-weight-complex="bold"/>
    </style:style>
    <style:style style:name="T13" style:family="text">
      <style:text-properties style:font-name="Liberation Serif1" fo:font-size="9pt" fo:font-style="normal" fo:font-weight="normal" style:font-name-asian="Liberation Serif3" style:font-size-asian="9pt" style:font-style-asian="normal" style:font-weight-asian="normal" style:font-name-complex="Liberation Serif3" style:font-size-complex="9pt" style:font-style-complex="normal" style:font-weight-complex="normal"/>
    </style:style>
    <style:style style:name="T14" style:family="text">
      <style:text-properties style:font-name="Liberation Serif1" fo:font-size="6.5pt" fo:font-style="italic" style:font-name-asian="Liberation Serif3" style:font-size-asian="6.5pt" style:font-style-asian="italic" style:font-name-complex="Liberation Serif3" style:font-size-complex="6.5pt" style:font-style-complex="italic"/>
    </style:style>
    <style:style style:name="T15" style:family="text">
      <style:text-properties fo:font-size="7.5pt" style:font-size-asian="7.5pt" style:font-size-complex="7.5pt"/>
    </style:style>
    <style:style style:name="T16" style:family="text">
      <style:text-properties style:font-name="Liberation Serif3" fo:font-size="7.5pt" style:font-name-asian="Liberation Serif3" style:font-size-asian="7.5pt" style:font-name-complex="Liberation Serif3" style:font-size-complex="7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xml:id="id1" draw:id="id1" draw:layer="layout" svg:width="6.2cm" svg:height="1.1cm" svg:x="8cm" svg:y="20.5cm">
          <text:p text:style-name="P1">&lt;&lt;Interface&gt;&gt; <text:s/>Lexica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6.2cm" svg:height="1.1cm" svg:x="3.3cm" svg:y="23.8cm">
          <text:p text:style-name="P1">&lt;&lt;Abstract&gt;&gt; NonTerminal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6.2cm" svg:height="1.1cm" svg:x="12.9cm" svg:y="23.8cm">
          <text:p text:style-name="P1">&lt;&lt;Abstract&gt;&gt; Terminal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1.1cm" svg:y1="21.6cm" svg:x2="6.4cm" svg:y2="23.8cm" draw:start-shape="id1" draw:end-shape="id2" svg:d="M11100 21600v1100h-4700v1100" svg:viewBox="0 0 4701 2201">
          <text:p/>
        </draw:connector>
        <draw:connector draw:style-name="gr3" draw:text-style-name="P2" draw:layer="layout" svg:x1="16cm" svg:y1="23.8cm" svg:x2="11.1cm" svg:y2="21.6cm" draw:start-shape="id3" draw:end-shape="id1" draw:end-glue-point="2" svg:d="M16000 23800v-1100h-4900v-1100" svg:viewBox="0 0 4901 2201">
          <text:p/>
        </draw:connector>
        <draw:custom-shape draw:style-name="gr4" draw:text-style-name="P3" xml:id="id4" draw:id="id4" draw:layer="layout" svg:width="1.1cm" svg:height="1.2cm" svg:x="1.5cm" svg:y="27.2cm">
          <text:p text:style-name="P1"><text:span text:style-name="T1">Exp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5" draw:id="id5" draw:layer="layout" svg:width="1.2cm" svg:height="1.2cm" svg:x="5.8cm" svg:y="27.2cm">
          <text:p text:style-name="P1"><text:span text:style-name="T1">Te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6" draw:id="id6" draw:layer="layout" svg:width="1.3cm" svg:height="1.2cm" svg:x="10.6cm" svg:y="27.2cm">
          <text:p text:style-name="P1"><text:span text:style-name="T1">Fact</text:span><text:span text:style-name="T1">or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2.05cm" svg:y1="27.2cm" svg:x2="6.4cm" svg:y2="24.9cm" draw:start-shape="id4" draw:start-glue-point="0" draw:end-shape="id2" draw:end-glue-point="2" svg:d="M2050 27200v-1150h4350v-1150" svg:viewBox="0 0 4351 2301">
          <text:p/>
        </draw:connector>
        <draw:connector draw:style-name="gr7" draw:text-style-name="P2" draw:layer="layout" svg:x1="6.4cm" svg:y1="27.2cm" svg:x2="6.4cm" svg:y2="24.9cm" draw:start-shape="id5" draw:start-glue-point="0" draw:end-shape="id2" draw:end-glue-point="2" svg:d="M6400 27200v-2300" svg:viewBox="0 0 1 2301">
          <text:p/>
        </draw:connector>
        <draw:connector draw:style-name="gr8" draw:text-style-name="P2" draw:layer="layout" svg:x1="11.25cm" svg:y1="27.2cm" svg:x2="6.4cm" svg:y2="24.9cm" draw:start-shape="id6" draw:start-glue-point="0" draw:end-shape="id2" draw:end-glue-point="2" svg:d="M11250 27200v-1150h-4850v-1150" svg:viewBox="0 0 4851 2301">
          <text:p/>
        </draw:connector>
        <draw:custom-shape draw:style-name="gr5" draw:text-style-name="P3" xml:id="id9" draw:id="id9" draw:layer="layout" svg:width="1.2cm" svg:height="1.2cm" svg:x="2.9cm" svg:y="27.2cm">
          <text:p text:style-name="P1"><text:span text:style-name="T1">E</text:span><text:span text:style-name="T1">xp</text:span><text:span text:style-name="T1">rC</text:span><text:span text:style-name="T1">on</text:span><text:span text:style-name="T1">ca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10" draw:id="id10" draw:layer="layout" svg:width="1.2cm" svg:height="1.2cm" svg:x="4.3cm" svg:y="27.2cm">
          <text:p text:style-name="P1"><text:span text:style-name="T1">E</text:span><text:span text:style-name="T1">x</text:span><text:span text:style-name="T1">pr</text:span><text:span text:style-name="T1">S</text:span><text:span text:style-name="T1">uf</text:span><text:span text:style-name="T1">fi</text:span><text:span text:style-name="T1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11" draw:id="id11" draw:layer="layout" svg:width="1.3cm" svg:height="1.2cm" svg:x="7.4cm" svg:y="27.2cm">
          <text:p text:style-name="P1"><text:span text:style-name="T1">Term</text:span><text:span text:style-name="T1">Con</text:span><text:span text:style-name="T1">cat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12" draw:id="id12" draw:layer="layout" svg:width="1.4cm" svg:height="1.2cm" svg:x="8.9cm" svg:y="27.2cm">
          <text:p text:style-name="P1"><text:span text:style-name="T1">Te</text:span><text:span text:style-name="T1">r</text:span><text:span text:style-name="T1">m</text:span><text:span text:style-name="T1">S</text:span><text:span text:style-name="T1">uf</text:span><text:span text:style-name="T1">fi</text:span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8" draw:id="id8" draw:layer="layout" svg:width="3cm" svg:height="1.2cm" svg:x="16.1cm" svg:y="27.2cm">
          <text:p text:style-name="P1">Operator</text:p>
          <draw:enhanced-geometry svg:viewBox="0 0 21600 21600" draw:type="rectangle" draw:enhanced-path="M 0 0 L 21600 0 21600 21600 0 21600 0 0 Z N"/>
        </draw:custom-shape>
        <draw:custom-shape draw:style-name="gr10" draw:text-style-name="P2" xml:id="id7" draw:id="id7" draw:layer="layout" svg:width="3cm" svg:height="1.2cm" svg:x="12.9cm" svg:y="27.2cm">
          <text:p text:style-name="P1">Digit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.4cm" svg:y1="27.2cm" svg:x2="16cm" svg:y2="24.9cm" draw:start-shape="id7" draw:start-glue-point="0" draw:end-shape="id3" draw:end-glue-point="2" svg:d="M14400 27200v-1150h1600v-1150" svg:viewBox="0 0 1601 2301">
          <text:p/>
        </draw:connector>
        <draw:connector draw:style-name="gr8" draw:text-style-name="P2" draw:layer="layout" svg:x1="17.6cm" svg:y1="27.2cm" svg:x2="16cm" svg:y2="24.9cm" draw:start-shape="id8" draw:start-glue-point="0" draw:end-shape="id3" draw:end-glue-point="2" svg:d="M17600 27200v-1150h-1600v-1150" svg:viewBox="0 0 1601 2301">
          <text:p/>
        </draw:connector>
        <draw:custom-shape draw:style-name="gr11" draw:text-style-name="P5" draw:layer="layout" svg:width="13.5cm" svg:height="9.3cm" svg:x="5.8cm" svg:y="10.2cm">
          <text:p text:style-name="P4"><text:span text:style-name="T2">Expr → Term S</text:span><text:span text:style-name="T2"><text:tab/></text:span><text:span text:style-name="T2"><text:tab/></text:span><text:span text:style-name="T2"><text:tab/></text:span><text:span text:style-name="T2"><text:tab/></text:span><text:span text:style-name="T2">{ S.inh = </text:span><text:span text:style-name="T2">Term.val;</text:span></text:p>
          <text:p text:style-name="P4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2"/></text:span><text:span text:style-name="T2">Expr.val = </text:span><text:span text:style-name="T2">S.val; }</text:span></text:p>
          <text:p text:style-name="P4"><text:span text:style-name="T2">S → R S</text:span><text:span text:style-name="T3">1</text:span><text:span text:style-name="T2"><text:tab/></text:span><text:span text:style-name="T2"> </text:span><text:span text:style-name="T4"><text:tab/></text:span><text:span text:style-name="T4"><text:tab/></text:span><text:span text:style-name="T4"><text:tab/></text:span><text:span text:style-name="T4"><text:tab/></text:span><text:span text:style-name="T5">{ R.inh = S.inh;</text:span></text:p>
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2"/></text:span><text:span text:style-name="T5">S</text:span><text:span text:style-name="T6">1</text:span><text:span text:style-name="T7">.inh = R.val;</text:span></text:p>
          <text:p text:style-name="P4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2"/></text:span><text:span text:style-name="T7">S.val = </text:span><text:span text:style-name="T7">S</text:span><text:span text:style-name="T6">1</text:span><text:span text:style-name="T7">.val; </text:span><text:span text:style-name="T5">}</text:span></text:p>
          <text:p text:style-name="P4"><text:span text:style-name="T5">S → </text:span><text:span text:style-name="T8">ε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{ S.val = S.inh; }</text:span></text:p>
          <text:p text:style-name="P4"><text:span text:style-name="T9">R → </text:span><text:span text:style-name="T10">+</text:span><text:span text:style-name="T9"> Term</text:span><text:span text:style-name="T9"><text:tab/></text:span><text:span text:style-name="T9"><text:tab/></text:span><text:span text:style-name="T9"><text:tab/></text:span><text:span text:style-name="T9"><text:tab/></text:span><text:span text:style-name="T9">{ R.val = R.inh + </text:span><text:span text:style-name="T9">Term.val; }</text:span></text:p>
          <text:p text:style-name="P4"><text:span text:style-name="T9">R → <text:s/></text:span><text:span text:style-name="T10">-</text:span><text:span text:style-name="T9"> Term</text:span><text:span text:style-name="T9"><text:tab/></text:span><text:span text:style-name="T9"><text:tab/></text:span><text:span text:style-name="T9"><text:tab/></text:span><text:span text:style-name="T9"> </text:span><text:span text:style-name="T9"><text:tab/></text:span><text:span text:style-name="T9">{ R.val = R.inh – </text:span><text:span text:style-name="T9">Term.val; }</text:span></text:p>
          <text:p text:style-name="P4"><text:span text:style-name="T9"/></text:p>
          <text:p text:style-name="P4"><text:span text:style-name="T9">Term → Factor U</text:span><text:span text:style-name="T9"><text:tab/></text:span><text:span text:style-name="T9"><text:tab/></text:span><text:span text:style-name="T9"><text:tab/></text:span><text:span text:style-name="T9"><text:tab/></text:span><text:span text:style-name="T9">{ U.inh = </text:span><text:span text:style-name="T9">Factor.val;</text:span></text:p>
          <text:p text:style-name="P4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<text:s text:c="2"/></text:span><text:span text:style-name="T9">Term.val = </text:span><text:span text:style-name="T9">U.val; }</text:span></text:p>
          <text:p text:style-name="P4"><text:span text:style-name="T9">U → T U</text:span><text:span text:style-name="T11">1</text:span><text:span text:style-name="T12"><text:tab/></text:span><text:span text:style-name="T12"><text:tab/></text:span><text:span text:style-name="T12"><text:tab/></text:span><text:span text:style-name="T12"><text:tab/></text:span><text:span text:style-name="T5">{ </text:span><text:span text:style-name="T7">T.inh = U.inh;</text:span></text:p>
          <text:p text:style-name="P4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2"/></text:span><text:span text:style-name="T7">U</text:span><text:span text:style-name="T6">1</text:span><text:span text:style-name="T7">.inh = T.val;</text:span></text:p>
          <text:p text:style-name="P4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/></text:span><text:span text:style-name="T5"><text:s/></text:span><text:span text:style-name="T5">U.val = </text:span><text:span text:style-name="T5">U</text:span><text:span text:style-name="T6">1</text:span><text:span text:style-name="T7">.val;</text:span><text:span text:style-name="T5">}</text:span></text:p>
          <text:p text:style-name="P4"><text:span text:style-name="T5">U → </text:span><text:span text:style-name="T12">ε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5">{ U.val = </text:span><text:span text:style-name="T5">U.inh; }</text:span></text:p>
          <text:p text:style-name="P4"><text:span text:style-name="T9">T → </text:span><text:span text:style-name="T10">*</text:span><text:span text:style-name="T9"> Factor</text:span><text:span text:style-name="T9"><text:tab/></text:span><text:span text:style-name="T9"><text:tab/></text:span><text:span text:style-name="T9"><text:tab/></text:span><text:span text:style-name="T9"><text:tab/></text:span><text:span text:style-name="T9">{ T.val = T.inh * </text:span><text:span text:style-name="T9">Factor.val; }</text:span></text:p>
          <text:p text:style-name="P4"><text:span text:style-name="T13">T</text:span><text:span text:style-name="T10"> → /</text:span><text:span text:style-name="T9"> Factor</text:span><text:span text:style-name="T9"><text:tab/></text:span><text:span text:style-name="T9"><text:tab/></text:span><text:span text:style-name="T9"><text:tab/></text:span><text:span text:style-name="T9"> </text:span><text:span text:style-name="T9"><text:tab/></text:span><text:span text:style-name="T9">{ T.val = T.inh / </text:span><text:span text:style-name="T9">Factor.val; }</text:span></text:p>
          <text:p text:style-name="P4"><text:span text:style-name="T9"/></text:p>
          <text:p text:style-name="P4"><text:span text:style-name="T9">Factor → (Expr)</text:span><text:span text:style-name="T10"><text:tab/></text:span><text:span text:style-name="T10"><text:tab/></text:span><text:span text:style-name="T10"><text:tab/></text:span><text:span text:style-name="T10"><text:tab/></text:span><text:span text:style-name="T13">{ Factor.val = </text:span><text:span text:style-name="T13">Expr.val; }</text:span></text:p>
          <text:p text:style-name="P4"><text:span text:style-name="T13">Factor → </text:span><text:span text:style-name="T10">digit</text:span><text:span text:style-name="T10"><text:tab/></text:span><text:span text:style-name="T10"><text:tab/></text:span><text:span text:style-name="T10"><text:tab/></text:span><text:span text:style-name="T10"><text:tab/></text:span><text:span text:style-name="T13">{ Factor.val = </text:span><text:span text:style-name="T10">digit</text:span><text:span text:style-name="T13">.val; }</text:span></text:p>
          <text:p text:style-name="P4"><text:span text:style-name="T13">Factor → </text:span><text:span text:style-name="T10">-</text:span><text:span text:style-name="T13">Factor</text:span><text:span text:style-name="T10"><text:tab/></text:span><text:span text:style-name="T10"><text:tab/></text:span><text:span text:style-name="T10"><text:tab/></text:span><text:span text:style-name="T10"><text:tab/></text:span><text:span text:style-name="T13">{ Factor.val = </text:span><text:span text:style-name="T13">-</text:span><text:span text:style-name="T13">Factor</text:span><text:span text:style-name="T13">.val; }</text:span></text:p>
          <text:p text:style-name="P1"><text:span text:style-name="T9"><text:s/></text:span></text:p>
          <text:p text:style-name="P1"><text:span text:style-name="T14">（注：</text:span><text:span text:style-name="T14">S</text:span><text:span text:style-name="T14">即为</text:span><text:span text:style-name="T14">ExprConcat</text:span><text:span text:style-name="T14">，</text:span><text:span text:style-name="T14">R</text:span><text:span text:style-name="T14">即为</text:span><text:span text:style-name="T14">ExprSuffix</text:span><text:span text:style-name="T14">，</text:span><text:span text:style-name="T14">U</text:span><text:span text:style-name="T14">为</text:span><text:span text:style-name="T14">TermConcat</text:span><text:span text:style-name="T14">，</text:span><text:span text:style-name="T14">T</text:span><text:span text:style-name="T14">为</text:span><text:span text:style-name="T14">TermSuffix</text:span><text:span text:style-name="T14">）</text:span></text:p>
          <text:p text:style-name="P1"><text:span text:style-name="T14">（再注：包含空符号的产生式不抛出</text:span><text:span text:style-name="T14">NotMatch</text:span><text:span text:style-name="T14">而直接返回调用者）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5190.01555440338 23232.5986453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7" draw:text-style-name="P2" draw:layer="layout" svg:x1="3.5cm" svg:y1="27.2cm" svg:x2="6.4cm" svg:y2="24.9cm" draw:start-shape="id9" draw:start-glue-point="0" draw:end-shape="id2" draw:end-glue-point="2" svg:d="M3500 27200v-1150h2900v-1150" svg:viewBox="0 0 2901 2301">
          <text:p/>
        </draw:connector>
        <draw:connector draw:style-name="gr7" draw:text-style-name="P2" draw:layer="layout" svg:x1="4.9cm" svg:y1="27.2cm" svg:x2="6.4cm" svg:y2="24.9cm" draw:start-shape="id10" draw:start-glue-point="0" draw:end-shape="id2" draw:end-glue-point="2" svg:d="M4900 27200v-1150h1500v-1150" svg:viewBox="0 0 1501 2301">
          <text:p/>
        </draw:connector>
        <draw:connector draw:style-name="gr7" draw:text-style-name="P2" draw:layer="layout" svg:x1="8.05cm" svg:y1="27.2cm" svg:x2="6.4cm" svg:y2="24.9cm" draw:start-shape="id11" draw:start-glue-point="0" draw:end-shape="id2" draw:end-glue-point="2" svg:d="M8050 27200v-1150h-1650v-1150" svg:viewBox="0 0 1651 2301">
          <text:p/>
        </draw:connector>
        <draw:connector draw:style-name="gr7" draw:text-style-name="P2" draw:layer="layout" svg:x1="9.6cm" svg:y1="27.2cm" svg:x2="6.4cm" svg:y2="24.9cm" draw:start-shape="id12" draw:start-glue-point="0" draw:end-shape="id2" draw:end-glue-point="2" svg:d="M9600 27200v-1150h-3200v-1150" svg:viewBox="0 0 3201 2301">
          <text:p/>
        </draw:connector>
        <draw:custom-shape draw:style-name="gr12" draw:text-style-name="P2" xml:id="id14" draw:id="id14" draw:layer="layout" svg:width="5.7cm" svg:height="1.2cm" svg:x="8.1cm" svg:y="1.6cm">
          <text:p text:style-name="P1">&lt;&lt;Interface&gt;&gt; Analyser</text:p>
          <draw:enhanced-geometry svg:viewBox="0 0 21600 21600" draw:type="rectangle" draw:enhanced-path="M 0 0 L 21600 0 21600 21600 0 21600 0 0 Z N"/>
        </draw:custom-shape>
        <draw:custom-shape draw:style-name="gr13" draw:text-style-name="P2" xml:id="id13" draw:id="id13" draw:layer="layout" svg:width="5.2cm" svg:height="1.2cm" svg:x="4.6cm" svg:y="4cm">
          <text:p text:style-name="P1">NumAnalyser</text:p>
          <draw:enhanced-geometry svg:viewBox="0 0 21600 21600" draw:type="rectangle" draw:enhanced-path="M 0 0 L 21600 0 21600 21600 0 21600 0 0 Z N"/>
        </draw:custom-shape>
        <draw:custom-shape draw:style-name="gr13" draw:text-style-name="P2" xml:id="id15" draw:id="id15" draw:layer="layout" svg:width="5.2cm" svg:height="1.2cm" svg:x="12cm" svg:y="4cm">
          <text:p text:style-name="P1">OpAnalyser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7.2cm" svg:y1="4cm" svg:x2="10.95cm" svg:y2="2.8cm" draw:start-shape="id13" draw:start-glue-point="0" draw:end-shape="id14" draw:end-glue-point="2" svg:d="M7200 4000v-600h3750v-600" svg:viewBox="0 0 3751 1201">
          <text:p/>
        </draw:connector>
        <draw:connector draw:style-name="gr7" draw:text-style-name="P2" draw:layer="layout" svg:x1="14.6cm" svg:y1="4cm" svg:x2="10.95cm" svg:y2="2.8cm" draw:start-shape="id15" draw:start-glue-point="0" draw:end-shape="id14" svg:d="M14600 4000v-600h-3650v-600" svg:viewBox="0 0 3651 1201">
          <text:p/>
        </draw:connector>
        <draw:custom-shape draw:style-name="gr14" draw:text-style-name="P2" xml:id="id18" draw:id="id18" draw:layer="layout" svg:width="1.072cm" svg:height="1.073cm" svg:x="1.5cm" svg:y="6.184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16" draw:id="id16" draw:layer="layout" svg:width="1.073cm" svg:height="1.073cm" svg:x="3.927cm" svg:y="6.184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6" draw:layer="layout" draw:type="curve" svg:x1="4.084cm" svg:y1="6.341cm" svg:x2="4.843cm" svg:y2="6.341cm" draw:start-shape="id16" draw:start-glue-point="5" draw:end-shape="id16" draw:end-glue-point="11" svg:d="M4084 6341c0-988 759-988 759 0" svg:viewBox="0 0 760 742">
          <text:p text:style-name="P1"><text:span text:style-name="T15">0...9</text:span></text:p>
        </draw:connector>
        <draw:custom-shape draw:style-name="gr15" draw:text-style-name="P2" xml:id="id17" draw:id="id17" draw:layer="layout" svg:width="1.073cm" svg:height="1.073cm" svg:x="6.427cm" svg:y="6.184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19" draw:id="id19" draw:layer="layout" svg:width="1.1cm" svg:height="1.1cm" svg:x="9.3cm" svg:y="6.178cm">
          <text:p text:style-name="P1">3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18" draw:text-style-name="P7" draw:layer="layout" draw:type="curve" svg:x1="6.584cm" svg:y1="6.341cm" svg:x2="7.343cm" svg:y2="6.341cm" draw:start-shape="id17" draw:start-glue-point="5" draw:end-shape="id17" draw:end-glue-point="11" svg:d="M6584 6341c0-988 759-988 759 0" svg:viewBox="0 0 760 742">
          <text:p text:style-name="P1"><text:span text:style-name="T15">0...9</text:span></text:p>
        </draw:connector>
        <draw:connector draw:style-name="gr18" draw:text-style-name="P7" draw:layer="layout" draw:type="curve" svg:x1="2.572cm" svg:y1="6.721cm" svg:x2="3.927cm" svg:y2="6.721cm" draw:start-shape="id18" draw:start-glue-point="10" draw:end-shape="id16" draw:end-glue-point="6" svg:d="M2572 6721h1355" svg:viewBox="0 0 1356 1">
          <text:p text:style-name="P1"><text:span text:style-name="T15">0...9 <text:s text:c="2"/></text:span></text:p>
        </draw:connector>
        <draw:connector draw:style-name="gr18" draw:text-style-name="P7" draw:layer="layout" draw:type="curve" svg:x1="5cm" svg:y1="6.721cm" svg:x2="6.427cm" svg:y2="6.721cm" draw:start-shape="id16" draw:start-glue-point="10" draw:end-shape="id17" draw:end-glue-point="6" svg:d="M5000 6721h1427" svg:viewBox="0 0 1428 1">
          <text:p text:style-name="P1"><text:span text:style-name="T15">. <text:s text:c="2"/></text:span></text:p>
        </draw:connector>
        <draw:connector draw:style-name="gr18" draw:text-style-name="P7" draw:layer="layout" draw:type="curve" svg:x1="7.5cm" svg:y1="6.721cm" svg:x2="9.3cm" svg:y2="6.728cm" draw:start-shape="id17" draw:start-glue-point="10" draw:end-shape="id19" draw:end-glue-point="6" svg:d="M7500 6721c1350 0 450 7 1800 7" svg:viewBox="0 0 1801 8">
          <text:p text:style-name="P1"><text:span text:style-name="T16">!0...9 | ε <text:s/></text:span></text:p>
        </draw:connector>
        <draw:connector draw:style-name="gr18" draw:text-style-name="P8" draw:layer="layout" draw:type="curve" draw:line-skew="1.29cm" svg:x1="4.464cm" svg:y1="7.257cm" svg:x2="9.85cm" svg:y2="7.278cm" draw:start-shape="id16" draw:start-glue-point="8" draw:end-shape="id19" draw:end-glue-point="8" svg:d="M4464 7257c0 2719 5386 2709 5386 21" svg:viewBox="0 0 5387 2039">
          <text:p text:style-name="P1"><text:span text:style-name="T16">!0...9 | ε</text:span></text:p>
        </draw:connector>
        <draw:frame draw:style-name="gr19" draw:text-style-name="P9" draw:layer="layout" svg:width="0.3cm" svg:height="0.721cm" svg:x="10.2cm" svg:y="5.9cm">
          <draw:text-box>
            <text:p>*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4" svg:font-family="'Liberation Serif'" style:font-family-generic="roman"/>
    <style:font-face style:name="Liberation Serif3" svg:font-family="'Liberation Serif'" style:font-adornments="Regular" style:font-family-generic="roman"/>
    <style:font-face style:name="Liberation Serif2" svg:font-family="'Liberation Serif'" style:font-adornments="标准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标准" style:font-family-generic="roman" style:font-pitch="variable"/>
    <style:font-face style:name="Noto Sans CJK SC Regular1" svg:font-family="'Noto Sans CJK SC Regular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3465a4" draw:marker-start-width="0.2cm" draw:marker-start-center="false" draw:marker-end="Triangle_20_unfilled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text-outline="false" style:text-line-through-style="none" style:text-line-through-type="none" style:font-name="Liberation Serif1" fo:font-family="'Liberation Serif'" style:font-style-name="标准" style:font-family-generic="roman" style:font-pitch="variable" fo:font-size="12pt" fo:text-shadow="none" style:text-underline-style="none" style:letter-kerning="true" style:font-size-asian="12pt" style:font-size-complex="24pt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="Arrow" draw:fill="none" draw:fill-gradient-name="Gradient_20_2" draw:fill-hatch-name="Hatching_20_46" draw:fill-image-name="Bitmap_20_1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1T16:04:05.176647876</meta:creation-date>
    <dc:date>2018-05-06T22:45:24.937532403</dc:date>
    <meta:editing-duration>PT1H51M2S</meta:editing-duration>
    <meta:editing-cycles>30</meta:editing-cycles>
    <meta:generator>LibreOffice/5.1.6.2$Linux_X86_64 LibreOffice_project/10m0$Build-2</meta:generator>
    <meta:document-statistic meta:object-count="40"/>
  </office:meta>
</office:document-meta>
</file>